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ru" fo:country="RU"/>
    </style:style>
    <style:style style:name="P99" style:family="paragraph" style:parent-style-name="Heading_20_2">
      <style:paragraph-properties fo:background-color="#eeeeee">
        <style:background-image/>
      </style:paragraph-properties>
    </style:style>
    <style:style style:name="P100" style:family="paragraph" style:parent-style-name="Heading_20_2">
      <style:paragraph-properties fo:background-color="#eeeeee">
        <style:background-image/>
      </style:paragraph-properties>
      <style:text-properties fo:language="ru" fo:country="RU"/>
    </style:style>
    <style:style style:name="P10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2" style:family="paragraph" style:parent-style-name="Text_20_body" style:list-style-name="L1">
      <style:paragraph-properties fo:text-align="justify" style:justify-single-word="false"/>
    </style:style>
    <style:style style:name="P103" style:family="paragraph" style:parent-style-name="Text_20_body" style:list-style-name="L1">
      <style:paragraph-properties fo:text-align="justify" style:justify-single-word="false"/>
      <style:text-properties fo:language="ru" fo:country="RU"/>
    </style:style>
    <style:style style:name="P104" style:family="paragraph" style:parent-style-name="Text_20_body" style:list-style-name="L2">
      <style:paragraph-properties fo:text-align="justify" style:justify-single-word="false"/>
      <style:text-properties fo:language="ru" fo:country="RU"/>
    </style:style>
    <style:style style:name="P105" style:family="paragraph" style:parent-style-name="Text_20_body" style:list-style-name="L3">
      <style:text-properties fo:language="ru" fo:country="RU"/>
    </style:style>
    <style:style style:name="P10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10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16538730257360941" text:style-name="L1">
        <text:list-item>
          <text:p text:style-name="P102">добавить детектив <text:span text:style-name="T1">(реализовано)</text:span>+ магические уроки/трактаты Старсвирла</text:p>
        </text:list-item>
        <text:list-item>
          <text:p text:style-name="P103">Терра несколько раз пытается убить Макса (один раз — в аквапарке). Несколько раз Макса спасает Селестия (даёт приказы Нексусу)</text:p>
        </text:list-item>
        <text:list-item>
          <text:p text:style-name="P103">Книги:</text:p>
        </text:list-item>
      </text:list>
      <text:list xml:id="list94345795371823551" text:style-name="L2">
        <text:list-item>
          <text:p text:style-name="P104">«Великие грифоны прошлого» - из канона (5<text:span text:style-name="T5">s8e)</text:span></text:p>
        </text:list-item>
        <text:list-item>
          <text:p text:style-name="P104">«Высшие заклинания в повседневном использовании: от песчинки до дворца»</text:p>
        </text:list-item>
        <text:list-item>
          <text:p text:style-name="P104">«Малоизвестные аспекты магии трансформаций»</text:p>
        </text:list-item>
        <text:list-item>
          <text:p text:style-name="P10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4">Дасти Вейфарер «Зебрианская культура, быт и фольклор»</text:p>
        </text:list-item>
        <text:list-item>
          <text:p text:style-name="P104">«Краткая история Эквестрии»</text:p>
        </text:list-item>
        <text:list-item>
          <text:p text:style-name="P104">«Шедевры архитектуры Эквестрии» с разделом о Кантерлотском Королевском Дворце</text:p>
        </text:list-item>
        <text:list-item>
          <text:p text:style-name="P104">«Великие дела и великие чары». Страница 893: …</text:p>
        </text:list-item>
        <text:list-item>
          <text:p text:style-name="P104">«Природа Проклятий» - обмен</text:p>
        </text:list-item>
        <text:list-item>
          <text:p text:style-name="P104">«Магия для Чайников» - обмен</text:p>
        </text:list-item>
        <text:list-item>
          <text:p text:style-name="P104">«Энциклопедия Арканум» - обмен</text:p>
        </text:list-item>
        <text:list-item>
          <text:p text:style-name="P104">«О Гейсах» - обмен</text:p>
        </text:list-item>
        <text:list-item>
          <text:p text:style-name="P104">«Тайны Тайных Наук» - обмен</text:p>
        </text:list-item>
        <text:list-item>
          <text:p text:style-name="P104">«Основы Заклятий» - обмен</text:p>
        </text:list-item>
        <text:list-item>
          <text:p text:style-name="P104"><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405744089674462334" text:style-name="L3">
        <text:list-item>
          <text:p text:style-name="P10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5">Селестия — переменчивая пони. В одно время не строгая, а в другое может быть такой, что страшно становится</text:p>
        </text:list-item>
        <text:list-item>
          <text:p text:style-name="P10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5">Около 820-ти лет назад будущий маг Лайтнинг Стар поступил на обучение к наставнику Тииспоту</text:p>
        </text:list-item>
        <text:list-item>
          <text:p text:style-name="P10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5">У Селестии грива и хвост развеваются и переливаются от магического шампуня</text:p>
        </text:list-item>
        <text:list-item>
          <text:p text:style-name="P105">Тело Селестии очень крепкое — может выдержать несколько тонн земли</text:p>
        </text:list-item>
        <text:list-item>
          <text:p text:style-name="P105">Дискорд намного старше принцесс, его магия сильнее ихней на голову</text:p>
        </text:list-item>
        <text:list-item>
          <text:p text:style-name="P105">Луна младше Селестии на 3 года. Сёстрам около 5000 лет. По другим данным, Селестии около 2500 лет.</text:p>
        </text:list-item>
        <text:list-item>
          <text:p text:style-name="P105">Принцессы начали войну с Дискордом в возрасте, когда им было около 700 лет — и продолжалась война почти сто лет</text:p>
        </text:list-item>
        <text:list-item>
          <text:p text:style-name="P105">Самый главный враг сестёр и Дискорда — скука</text:p>
        </text:list-item>
        <text:list-item>
          <text:p text:style-name="P105">В Эквестрии на одного жеребца приходится четыре - пять кобыл</text:p>
        </text:list-item>
        <text:list-item>
          <text:p text:style-name="P10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5">Селестия в первые полторы тысячи лет путешествовала — и заварила несколько войн (две — с Эквестрией, в одной была против Луны)</text:p>
        </text:list-item>
        <text:list-item>
          <text:p text:style-name="P105">Настоящий цвет гривы Селестии — клубнично-розовая. Радужный цвет гривы и хвоста поддерживается магией</text:p>
        </text:list-item>
        <text:list-item>
          <text:p text:style-name="P105">Кроме Дискорда, старше сестёр ещё старейшина драконов</text:p>
        </text:list-item>
        <text:list-item>
          <text:p text:style-name="P105">Кэйденс не прожила и 60-ти лет и является низкорожденной</text:p>
        </text:list-item>
        <text:list-item>
          <text:p text:style-name="P10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5">Народ тихо фигел от нововведений и с ещё большим ожесточением продолжал делать по-своему</text:p>
        </text:list-item>
        <text:list-item>
          <text:p text:style-name="P10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5">Когда пони женятся, они обмениваются ножными браслетами</text:p>
        </text:list-item>
        <text:list-item>
          <text:p text:style-name="P105">Светилами, кроме сестёр, могут управлять единороги (группы), Дискорд, Твайлайт и Старсвирл</text:p>
        </text:list-item>
        <text:list-item>
          <text:p text:style-name="P105">Королева Кризалис — правительница Зелёной Долины</text:p>
        </text:list-item>
        <text:list-item>
          <text:p text:style-name="P105">Мать Луны и Селестии — аликорн Лорен. Мать Дискорда — Алиса (пони-человек)</text:p>
        </text:list-item>
        <text:list-item>
          <text:p text:style-name="P10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860067102093910802" text:style-name="L4">
        <text:list-item>
          <text:p text:style-name="P10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6">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5">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8" text:outline-level="2">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5">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text:soft-page-break/>–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text:soft-page-break/>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ё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
      <text:h text:style-name="Heading_20_2" text:outline-level="2">“Феникс”</text:h>
      <text:p text:style-name="P29"/>
      <text:p text:style-name="P29"><text:soft-page-break/>– Смелей-смелей-смелей-смелей! – подбадривал Норф. – Не жалей заготовку, всё равно учебная! Прежде чем я тебя к красному дереву допущу, ты, как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text:span text:style-name="T11">жизни своей и своих собратьев по цеху</text:span>.</text:p>
      <text:p text:style-name="P29">– … а</text:p>
      <text:p text:style-name="P29"/>
      <text:p text:style-name="P29"/>
      <text:p text:style-name="P29">&lt;<text:span text:style-name="T11">история из жизни Норфа </text:span><text:span text:style-name="T11">(</text:span><text:span text:style-name="T11">как он летал на Королеве Лорен, а в Кантерлоте думали, что вернулась Найтмэр Мун</text:span><text:span text:style-name="T11">)</text:span><text:span text:style-name="T11">. Потом — ну ладно, на сегодня хватит, иди, я ж знаю, ты торопишься. (а Макс торопился на встречу с Селестией в условном месте — на полянке). На полянке они читают книгу </text:span><text:span text:style-name="T11">(её принесла Селестия в сумке)</text:span><text:span text:style-name="T11"> и пытаются узнать, что делать. Селестия рассказывает про эпизод с жеребятами-</text:span><text:span text:style-name="T11">пегасами в лётной школе</text:span><text:span text:style-name="T11">. </text:span><text:span text:style-name="T11">Лёгкое землятрясение.</text:span>&gt;</text:p>
      <text:p text:style-name="P29"/>
      <text:p text:style-name="P29"/>
      <text:p text:style-name="P29"/>
      <text:p text:style-name="P49">Откуда-то с окраины парка донёсся еле слышный вопль:</text:p>
      <text:p text:style-name="P49">– Индиго-о-о! Индиго-о-о-о! Домой!! Где эта несносная кобылка?!</text:p>
      <text:p text:style-name="P49">Я вспомнил утреннюю встречу.</text:p>
      <text:p text:style-name="P49">– У меня к тебе просьба от одной весьма бойкой особы.</text:p>
      <text:p text:style-name="P49">– Да? – отвлеклась от мрачных дум аликорница.</text:p>
      <text:p text:style-name="P49">– Некая Индиго Мэдтроттер просила тебя найти её подружку, Шейлу Блюскай. Якобы, она пропала.</text:p>
      <text:p text:style-name="P49">– Шейла? – Селестия тёрла копытом висок, старалась освежить память. – Да-да, помню её.</text:p>
      <text:p text:style-name="P49"/>
      <text:p text:style-name="P49"/>
      <text:p text:style-name="P49">&lt;Индиго Мэдтроттер утратила Шейлу Блюскай. Селестия вспоминает эпизод с Шейлой.&gt;</text:p>
      <text:p text:style-name="P49"/>
      <text:p text:style-name="P46">&lt;Продолжение разговора - «на чём мы остановились?»&gt;</text:p>
      <text:p text:style-name="P49"/>
      <text:p text:style-name="P49">&lt;<text:span text:style-name="T11">(после 34:</text:span></text:p>
      <text:p text:style-name="P46">– Стоп! А почему ты завела отношения со мной? Ты же сама говорила, что уже не делаешь этого?</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text:span><text:span text:style-name="T15">И потом,</text:span><text:span text:style-name="T13"> когда </text:span><text:span text:style-name="T13">ты</text:span><text:span text:style-name="T13"> обблевал тебе копыто - </text:span><text:span text:style-name="T13">т</text:span><text:span text:style-name="T14">ы стоял тогда такой жалкий, обблёванный, беспомощный, - но всё равно старался помочь мне. Это было так трогательн</text:span><text:span text:style-name="T14">о...</text:span><text:span text:style-name="T14"> </text:span></text:p>
      <text:p text:style-name="P46"><text:soft-page-break/>– Тьфу!</text:p>
      <text:p text:style-name="P49"><text:span text:style-name="T11">– <text:s/>Мне очень жаль...</text:span>&gt;</text:p>
      <text:p text:style-name="P49"/>
      <text:p text:style-name="P52"><text:span text:style-name="T1">&lt;</text:span>сюжеты из 1001 ночи<text:span text:style-name="T1">&gt;</text:span></text:p>
      <text:p text:style-name="P49"/>
      <text:p text:style-name="P49">&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53"/>
      <text:p text:style-name="P51"/>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text:soft-page-break/>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text:span><text:span text:style-name="T5">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9"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oft-page-break/><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меня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9"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text:soft-page-break/></text:p>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9"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soft-page-break/>***</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9"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oft-page-break/><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oft-page-break/><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9"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1">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9"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text:soft-page-break/>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99"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text:soft-page-break/>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9" text:outline-level="2"><text:soft-page-break/>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oft-page-break/><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9"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text:soft-page-break/>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9"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9"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text:soft-page-break/></text:p>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9"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oft-page-break/><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text:span><text:soft-page-break/><text:span text:style-name="T11">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oft-page-break/><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text:soft-page-break/>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9"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9"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oft-page-break/><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9"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9"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9"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oft-page-break/><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9"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text:soft-page-break/>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9"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9"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oft-page-break/><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9" text:outline-level="2">Терра. Прибытие</text:h>
      <text:p text:style-name="P36"/>
      <text:p text:style-name="P36">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9"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oft-page-break/><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text:soft-page-break/>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9"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9" text:outline-level="2">След?</text:h>
      <text:p text:style-name="P71"/>
      <text:p text:style-name="P36"><text:span text:style-name="T5">&lt;</text:span><text:span text:style-name="T11">сначала эпизод - проверка сумки в серверной</text:span><text:span text:style-name="T5">&gt;</text:span></text:p>
      <text:p text:style-name="P36"><text:soft-page-break/><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soft-page-break/>***</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text:soft-page-break/>–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9"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1503133526868195136"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0399164" text:continue-numbering="true" text:style-name="L5">
        <text:list-header>
          <text:p text:style-name="P108">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14158" text:continue-numbering="true" text:style-name="L5">
        <text:list-header>
          <text:p text:style-name="P108">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03842"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0"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text:soft-page-break/></text:p>
      <text:h text:style-name="P100"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2591261370010864509"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text:soft-page-break/>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7548191208488366708" text:style-name="L7">
        <text:list-header>
          <text:p text:style-name="P10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text:soft-page-break/>–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99"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text:soft-page-break/>–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text:soft-page-break/>–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text:soft-page-break/>–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99" text:outline-level="2"><text:soft-page-break/>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text:soft-page-break/>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text:soft-page-break/>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text:soft-page-break/>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text:soft-page-break/>–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63"><text:span text:style-name="T11">–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6865259097490565917" text:style-name="L8">
        <text:list-header>
          <text:p text:style-name="P110">(<text:span text:style-name="T17">Луна — как повелительница снов, слышала разговор Макса с Анакорном</text:span>)</text:p>
          <text:p text:style-name="P111"/>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text:soft-page-break/>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99"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text:soft-page-break/>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oft-page-break/><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9T00:22:31.96</dc:date>
    <meta:editing-duration>P44DT15H26M56S</meta:editing-duration>
    <meta:editing-cycles>1751</meta:editing-cycles>
    <meta:generator>OpenOffice/4.1.1$Win32 OpenOffice.org_project/411m6$Build-9775</meta:generator>
    <meta:document-statistic meta:table-count="0" meta:image-count="0" meta:object-count="0" meta:page-count="116" meta:paragraph-count="2413" meta:word-count="55336" meta:character-count="351847"/>
    <dc:creator>макс </dc:creator>
  </office:meta>
</office:document-meta>
</file>